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487d" officeooo:paragraph-rsid="0019487d"/>
    </style:style>
    <style:style style:name="P2" style:family="paragraph" style:parent-style-name="Standard">
      <style:text-properties fo:language="fr" fo:country="FR" officeooo:rsid="0019487d" officeooo:paragraph-rsid="0019487d"/>
    </style:style>
    <style:style style:name="P3" style:family="paragraph" style:parent-style-name="Standard">
      <style:text-properties fo:language="fr" fo:country="FR" officeooo:rsid="0019edfb" officeooo:paragraph-rsid="0019edfb"/>
    </style:style>
    <style:style style:name="P4" style:family="paragraph" style:parent-style-name="Standard">
      <style:text-properties fo:language="fr" fo:country="FR" officeooo:rsid="0019edfb" officeooo:paragraph-rsid="001b762f"/>
    </style:style>
    <style:style style:name="P5" style:family="paragraph" style:parent-style-name="Standard">
      <style:text-properties fo:language="fr" fo:country="FR" officeooo:rsid="0019edfb" officeooo:paragraph-rsid="001c7439"/>
    </style:style>
    <style:style style:name="P6" style:family="paragraph" style:parent-style-name="Standard">
      <style:text-properties fo:language="fr" fo:country="FR" officeooo:rsid="0019edfb" officeooo:paragraph-rsid="00218759"/>
    </style:style>
    <style:style style:name="P7" style:family="paragraph" style:parent-style-name="Standard">
      <style:text-properties fo:language="fr" fo:country="FR" officeooo:rsid="001c7439" officeooo:paragraph-rsid="001c7439"/>
    </style:style>
    <style:style style:name="P8" style:family="paragraph" style:parent-style-name="Standard">
      <style:text-properties fo:language="fr" fo:country="FR" officeooo:rsid="00218759" officeooo:paragraph-rsid="00218759"/>
    </style:style>
    <style:style style:name="P9" style:family="paragraph" style:parent-style-name="Standard">
      <style:paragraph-properties fo:text-align="center" style:justify-single-word="false"/>
      <style:text-properties fo:language="fr" fo:country="FR" officeooo:rsid="00233ce2" officeooo:paragraph-rsid="00233ce2"/>
    </style:style>
    <style:style style:name="P10" style:family="paragraph" style:parent-style-name="Standard">
      <style:paragraph-properties fo:text-align="center" style:justify-single-word="false"/>
      <style:text-properties fo:language="fr" fo:country="FR" style:text-underline-style="solid" style:text-underline-width="auto" style:text-underline-color="font-color" officeooo:rsid="00233ce2" officeooo:paragraph-rsid="00233ce2"/>
    </style:style>
    <style:style style:name="P11" style:family="paragraph" style:parent-style-name="Standard">
      <style:text-properties fo:language="fr" fo:country="FR" officeooo:rsid="001eb02d" officeooo:paragraph-rsid="00218759"/>
    </style:style>
    <style:style style:name="P12" style:family="paragraph" style:parent-style-name="Standard">
      <style:paragraph-properties fo:text-align="start" style:justify-single-word="false"/>
      <style:text-properties fo:language="fr" fo:country="FR" officeooo:rsid="0026baae" officeooo:paragraph-rsid="0026baae"/>
    </style:style>
    <style:style style:name="P13" style:family="paragraph" style:parent-style-name="Standard">
      <style:paragraph-properties fo:text-align="start" style:justify-single-word="false"/>
      <style:text-properties fo:language="fr" fo:country="FR" officeooo:rsid="002a6c59" officeooo:paragraph-rsid="002a6c59"/>
    </style:style>
    <style:style style:name="P14" style:family="paragraph" style:parent-style-name="Standard">
      <style:paragraph-properties fo:text-align="center" style:justify-single-word="false"/>
      <style:text-properties fo:language="fr" fo:country="FR" officeooo:rsid="002a6c59" officeooo:paragraph-rsid="002a6c59"/>
    </style:style>
    <style:style style:name="P15" style:family="paragraph" style:parent-style-name="Standard">
      <style:paragraph-properties fo:text-align="center" style:justify-single-word="false"/>
      <style:text-properties fo:language="fr" fo:country="FR" officeooo:rsid="002bd85d" officeooo:paragraph-rsid="002bd85d"/>
    </style:style>
    <style:style style:name="P16" style:family="paragraph" style:parent-style-name="Standard">
      <style:paragraph-properties fo:text-align="start" style:justify-single-word="false"/>
      <style:text-properties fo:language="fr" fo:country="FR" officeooo:rsid="002bd85d" officeooo:paragraph-rsid="002bd85d"/>
    </style:style>
    <style:style style:name="P17" style:family="paragraph" style:parent-style-name="Standard">
      <style:paragraph-properties fo:text-align="start" style:justify-single-word="false"/>
      <style:text-properties fo:language="fr" fo:country="FR" officeooo:rsid="002ecd7c" officeooo:paragraph-rsid="002ecd7c"/>
    </style:style>
    <style:style style:name="P18" style:family="paragraph" style:parent-style-name="Standard">
      <style:paragraph-properties fo:text-align="center" style:justify-single-word="false"/>
      <style:text-properties fo:language="fr" fo:country="FR" officeooo:rsid="002efbf8" officeooo:paragraph-rsid="002efbf8"/>
    </style:style>
    <style:style style:name="P19" style:family="paragraph" style:parent-style-name="Standard">
      <style:paragraph-properties fo:text-align="start" style:justify-single-word="false"/>
      <style:text-properties fo:language="fr" fo:country="FR" officeooo:rsid="002fbe14" officeooo:paragraph-rsid="002efbf8"/>
    </style:style>
    <style:style style:name="P20" style:family="paragraph" style:parent-style-name="Standard">
      <style:paragraph-properties fo:text-align="start" style:justify-single-word="false"/>
      <style:text-properties fo:language="fr" fo:country="FR" officeooo:rsid="002fbe14" officeooo:paragraph-rsid="002fbe14"/>
    </style:style>
    <style:style style:name="P21" style:family="paragraph" style:parent-style-name="Standard">
      <style:paragraph-properties fo:text-align="start" style:justify-single-word="false"/>
      <style:text-properties fo:language="fr" fo:country="FR" officeooo:rsid="002fbe14" officeooo:paragraph-rsid="00304828"/>
    </style:style>
    <style:style style:name="P22" style:family="paragraph" style:parent-style-name="Standard">
      <style:paragraph-properties fo:text-align="start" style:justify-single-word="false"/>
      <style:text-properties fo:language="fr" fo:country="FR" officeooo:rsid="00304828" officeooo:paragraph-rsid="00304828"/>
    </style:style>
    <style:style style:name="P23" style:family="paragraph" style:parent-style-name="Standard">
      <style:paragraph-properties fo:text-align="start" style:justify-single-word="false"/>
      <style:text-properties fo:language="fr" fo:country="FR" officeooo:rsid="003054e9" officeooo:paragraph-rsid="003054e9"/>
    </style:style>
    <style:style style:name="P24" style:family="paragraph" style:parent-style-name="Standard">
      <style:paragraph-properties fo:text-align="start" style:justify-single-word="false"/>
      <style:text-properties fo:language="fr" fo:country="FR" officeooo:rsid="003182cc" officeooo:paragraph-rsid="003182cc"/>
    </style:style>
    <style:style style:name="P25" style:family="paragraph" style:parent-style-name="Standard">
      <style:paragraph-properties fo:text-align="start" style:justify-single-word="false"/>
      <style:text-properties fo:language="fr" fo:country="FR" officeooo:rsid="0034357c" officeooo:paragraph-rsid="0034357c"/>
    </style:style>
    <style:style style:name="P26" style:family="paragraph">
      <loext:graphic-properties draw:fill="none"/>
    </style:style>
    <style:style style:name="P27" style:family="paragraph">
      <loext:graphic-properties draw:fill="none" draw:opacity="100%"/>
    </style:style>
    <style:style style:name="P28" style:family="paragraph">
      <loext:graphic-properties draw:fill="none" draw:fill-color="#ffffff"/>
    </style:style>
    <style:style style:name="P29" style:family="paragraph">
      <style:paragraph-properties fo:text-align="center"/>
    </style:style>
    <style:style style:name="P30" style:family="paragraph">
      <loext:graphic-properties draw:fill="none" draw:fill-color="#ffffff"/>
      <style:paragraph-properties fo:text-align="center"/>
    </style:style>
    <style:style style:name="P31" style:family="paragraph">
      <loext:graphic-properties draw:fill="solid" draw:fill-color="#f08080"/>
    </style:style>
    <style:style style:name="P32" style:family="paragraph">
      <loext:graphic-properties draw:fill="solid" draw:fill-color="#ffffff"/>
    </style:style>
    <style:style style:name="P33" style:family="paragraph">
      <loext:graphic-properties draw:fill="none" draw:fill-color="#f08080"/>
    </style:style>
    <style:style style:name="P34" style:family="paragraph">
      <loext:graphic-properties draw:fill="solid" draw:fill-color="#000000"/>
      <style:paragraph-properties fo:text-align="center"/>
    </style:style>
    <style:style style:name="P35" style:family="paragraph">
      <loext:graphic-properties draw:fill="solid" draw:fill-color="#f08080"/>
      <style:paragraph-properties fo:text-align="center"/>
    </style:style>
    <style:style style:name="P36" style:family="paragraph">
      <loext:graphic-properties draw:fill="none" draw:fill-color="#ffffff"/>
      <style:text-properties fo:font-size="12pt"/>
    </style:style>
    <style:style style:name="P37" style:family="paragraph">
      <loext:graphic-properties draw:fill="solid" draw:fill-color="#729fcf"/>
    </style:style>
    <style:style style:name="P38" style:family="paragraph">
      <loext:graphic-properties draw:fill="solid" draw:fill-color="#729fcf"/>
      <style:paragraph-properties fo:text-align="center"/>
    </style:style>
    <style:style style:name="P39" style:family="paragraph">
      <loext:graphic-properties draw:fill="none" draw:fill-color="#729fcf"/>
    </style:style>
    <style:style style:name="P40" style:family="paragraph">
      <loext:graphic-properties draw:fill="none" draw:fill-color="#729fcf"/>
      <style:paragraph-properties fo:text-align="center"/>
    </style:style>
    <style:style style:name="T1" style:family="text">
      <style:text-properties officeooo:rsid="0019edfb"/>
    </style:style>
    <style:style style:name="T2" style:family="text">
      <style:text-properties officeooo:rsid="001b762f"/>
    </style:style>
    <style:style style:name="T3" style:family="text">
      <style:text-properties officeooo:rsid="0028691f"/>
    </style:style>
    <style:style style:name="T4" style:family="text">
      <style:text-properties fo:font-weight="bold" officeooo:rsid="0028691f" style:font-weight-asian="bold" style:font-weight-complex="bold"/>
    </style:style>
    <style:style style:name="T5" style:family="text">
      <style:text-properties fo:font-weight="bold" officeooo:rsid="002b5826" style:font-weight-asian="bold" style:font-weight-complex="bold"/>
    </style:style>
    <style:style style:name="T6" style:family="text">
      <style:text-properties officeooo:rsid="002b5826"/>
    </style:style>
    <style:style style:name="T7" style:family="text">
      <style:text-properties officeooo:rsid="002dd1c6"/>
    </style:style>
    <style:style style:name="T8" style:family="text">
      <style:text-properties officeooo:rsid="002efbf8"/>
    </style:style>
    <style:style style:name="T9" style:family="text">
      <style:text-properties officeooo:rsid="00304828"/>
    </style:style>
    <style:style style:name="T10" style:family="text">
      <style:text-properties officeooo:rsid="0032ad6f"/>
    </style:style>
    <style:style style:name="T11" style:family="text">
      <style:text-properties fo:font-size="12pt"/>
    </style:style>
    <style:style style:name="gr1" style:family="graphic">
      <style:graphic-properties svg:stroke-color="#000000" draw:fill="none" draw:textarea-horizontal-align="justify" draw:textarea-vertical-align="middle" draw:auto-grow-height="false" fo:min-height="0.4827in" fo:min-width="1.0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ff" draw:fill="none" draw:opacity="100%" draw:textarea-horizontal-align="justify" draw:textarea-vertical-align="middle" draw:auto-grow-height="false" fo:min-height="0.3591in" fo:min-width="1.0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b22222" draw:fill="none" draw:textarea-horizontal-align="justify" draw:textarea-vertical-align="middle" draw:auto-grow-height="false" fo:min-height="0.3618in" fo:min-width="0.5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78in" fo:min-width="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154in" fo:min-width="0.9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ff" draw:fill="none" draw:textarea-horizontal-align="justify" draw:textarea-vertical-align="middle" draw:auto-grow-height="false" fo:min-height="0.3484in" fo:min-width="1.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textarea-horizontal-align="justify" draw:textarea-vertical-align="middle" draw:auto-grow-height="false" fo:min-height="0.6717in" fo:min-width="1.3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Fine_20_Dashed" svg:stroke-color="#000000" draw:fill="none" draw:textarea-horizontal-align="justify" draw:textarea-vertical-align="middle" draw:auto-grow-height="false" fo:min-height="1.2362in" fo:min-width="2.1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0902in" fo:min-width="1.9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b22222" draw:fill="solid" draw:fill-color="#f08080" draw:auto-grow-height="false" fo:min-height="1.1339in" fo:min-width="4.5354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b22222" draw:fill="solid" draw:fill-color="#ffffff" draw:textarea-horizontal-align="justify" draw:textarea-vertical-align="middle" draw:auto-grow-height="false" fo:min-height="0.1799in" fo:min-width="0.5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ff" draw:fill="solid" draw:fill-color="#ffffff" draw:textarea-horizontal-align="justify" draw:textarea-vertical-align="middle" draw:auto-grow-height="false" fo:min-height="0.8075in" fo:min-width="3.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none" draw:fill-color="#f08080" draw:textarea-horizontal-align="justify" draw:textarea-vertical-align="middle" draw:auto-grow-height="false" fo:min-height="0.4807in" fo:min-width="3.4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solid" draw:fill-color="#f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3465a4" draw:fill="solid" draw:fill-color="#729fcf" draw:textarea-horizontal-align="justify" draw:textarea-vertical-align="middle" draw:auto-grow-height="false" fo:min-height="0.4244in" fo:min-width="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3465a4" draw:fill="solid" draw:fill-color="#729fcf" draw:textarea-horizontal-align="justify" draw:textarea-vertical-align="middle" draw:auto-grow-height="false" fo:min-height="1.0937in" fo:min-width="0.1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fill="none" draw:fill-color="#f08080" draw:textarea-horizontal-align="justify" draw:textarea-vertical-align="middle" draw:auto-grow-height="false" fo:min-height="4.6398in" fo:min-width="6.6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none" draw:fill-color="#f08080" draw:textarea-horizontal-align="justify" draw:textarea-vertical-align="middle" draw:auto-grow-height="false" fo:min-height="3.9035in" fo:min-width="2.7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fill-color="#f08080" draw:textarea-horizontal-align="justify" draw:textarea-vertical-align="middle" draw:auto-grow-height="false" fo:min-height="3.8744in" fo:min-width="2.7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fill="none" draw:fill-color="#f08080" draw:textarea-horizontal-align="justify" draw:textarea-vertical-align="middle" draw:auto-grow-height="false" fo:min-height="1.2161in" fo:min-width="1.0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000000" draw:fill="none" draw:fill-color="#f08080" draw:textarea-horizontal-align="justify" draw:textarea-vertical-align="middle" draw:auto-grow-height="false" fo:min-height="1.2008in" fo:min-width="1.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Ultrafine_20_2_20_Dots_20_3_20_Dashes" svg:stroke-width="0.011in" svg:stroke-color="#000000" draw:marker-start-width="0.1555in" draw:marker-end-width="0.1555in" draw:fill="solid" draw:fill-color="#f08080"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2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solid" draw:fill-color="#729fcf" draw:textarea-horizontal-align="justify" draw:textarea-vertical-align="middle" draw:auto-grow-height="false" fo:min-height="0.5854in" fo:min-width="1.0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000000" draw:fill="solid"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5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fill-color="#729fcf" draw:textarea-horizontal-align="justify" draw:textarea-vertical-align="middle" draw:auto-grow-height="false" fo:min-height="1.2764in" fo:min-width="1.0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dash" draw:stroke-dash="Ultrafine_20_2_20_Dots_20_3_20_Dashes" svg:stroke-color="#000000" draw:fill="solid"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solid" draw:fill-color="#729fcf" draw:textarea-horizontal-align="justify" draw:textarea-vertical-align="middle" draw:auto-grow-height="false" fo:min-height="0.6008in" fo:min-width="1.0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color="#0000ff" draw:marker-end="Arrow" draw:marker-end-width="0.0693in" draw:fill="solid"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color="#0000ff" draw:fill="none" draw:fill-color="#729fcf" draw:textarea-vertical-align="middle" draw:auto-grow-height="false" fo:min-height="0.5173in" fo:min-width="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Ultrafine_20_Dashed" svg:stroke-color="#0000ff" draw:marker-end="Arrow" draw:marker-end-width="0.0693in" draw:fill="solid"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m32 architecture proc.</text:p>
      <text:p text:style-name="P1"/>
      <text:p text:style-name="P1">VOCABUAIRE:</text:p>
      <text:p text:style-name="P1"/>
      <text:p text:style-name="P1">- RISC : Reduced Instruction Set Computer (proc a jeu d’instruction reduit)</text:p>
      <text:p text:style-name="P1">- ≠CISC : Complex Instruction Set Computer =&gt; Architecture proc. Plus complexe</text:p>
      <text:p text:style-name="P1">- RTOS : Real Time Operating System</text:p>
      <text:p text:style-name="P1"/>
      <text:p text:style-name="P1"/>
      <text:p text:style-name="P1">Arm ne fait que delivrer des liscences d’utilisation pour leur architecture de µprocesseur.</text:p>
      <text:p text:style-name="P1"/>
      <text:p text:style-name="P2">Un processeur se construit autour d’une unité de calcul, qui est la seule partie du processeur capable de faire des calculs, soit dans le cas de la plupart des proc, une ALU (Arithmetical Logical Unit) qui realise des opérations sur les entiers (8, 16, 32, 64 b.) ainsi que des opérations logiques ET, OU, décalages. Il existe aussi les FPU (Floating Point Unit), plus rares en particulier sur les syst<text:span text:style-name="T1">emes embarqués, ils permettent des opérations sur les décimaux.</text:span></text:p>
      <text:p text:style-name="P2"/>
      <text:p text:style-name="P3">L’ALU passe par les registres spécifiques pour des actions spécifiques en mémoire, un cycle d’horloge suffit pour que l’ALU communique avec un registre.</text:p>
      <text:p text:style-name="P3"><draw:custom-shape text:anchor-type="paragraph" draw:z-index="2" draw:name="Shape3" draw:style-name="gr3" draw:text-style-name="P26" svg:width="1.0323in" svg:height="1.085in" draw:transform="rotate (1.5700981950941) translate (5.45486111111111in 1.08680555555556in)"><text:p/><draw:enhanced-geometry svg:viewBox="0 0 21600 21600" draw:glue-points="?f0 0 ?f1 10800 0 21600 10800 21600 21600 21600 ?f7 10800" draw:text-areas="?f1 10800 ?f2 18000 ?f3 7200 ?f4 21600" draw:type="isosceles-triangle" draw:modifiers="10850.8406186954"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3"><draw:custom-shape text:anchor-type="paragraph" draw:z-index="0" draw:name="Shape1" draw:style-name="gr1" draw:text-style-name="P26" svg:width="1.024in" svg:height="0.4831in" svg:x="0.1362in" svg:y="0.1547in"><text:p/><draw:enhanced-geometry svg:viewBox="0 0 21600 21600" draw:type="rectangle" draw:enhanced-path="M 0 0 L 21600 0 21600 21600 0 21600 0 0 Z N"/></draw:custom-shape><draw:custom-shape text:anchor-type="paragraph" draw:z-index="1" draw:name="Shape2" draw:style-name="gr2" draw:text-style-name="P27" svg:width="1.4748in" svg:height="0.5079in" svg:x="2.5929in" svg:y="0.1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4" draw:style-name="gr4" svg:width="0.9587in" svg:height="0.1559in" svg:x="4.3209in" svg:y="0.310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 draw:name="Shape5" draw:style-name="gr5" svg:width="1.0406in" svg:height="0.2303in" svg:x="1.3563in" svg:y="0.277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 draw:name="Shape6" draw:style-name="gr6" draw:text-style-name="P28" svg:width="0.8524in" svg:height="0.2378in" svg:x="0.2339in" svg:y="0.3102in"><draw:text-box><text:p>MEMOIRE</text:p></draw:text-box></draw:frame><draw:frame text:anchor-type="paragraph" draw:z-index="6" draw:name="Shape7" draw:style-name="gr7" draw:text-style-name="P28" svg:width="0.5004in" svg:height="0.1969in" svg:x="5.9752in" svg:y="0.261in"><draw:text-box><text:p>ALU</text:p></draw:text-box></draw:frame><draw:frame text:anchor-type="paragraph" draw:z-index="7" draw:name="Shape8" draw:style-name="gr8" draw:text-style-name="P28" svg:width="0.8031in" svg:height="0.2295in" svg:x="3.0028in" svg:y="0.2693in"><draw:text-box><text:p>Registres</text:p></draw:text-box></draw:frame></text:p>
      <text:p text:style-name="P3"/>
      <text:p text:style-name="P3"/>
      <text:p text:style-name="P3"/>
      <text:p text:style-name="P3"/>
      <text:p text:style-name="P3">Parmi les registres il y en a trois incoutournables : </text:p>
      <text:p text:style-name="P3"/>
      <text:p text:style-name="P3">- PC (Program Counter) : Contient l’adresse du programme courant.</text:p>
      <text:p text:style-name="P4">- Registre de statut : Il renseigne sur l’état du processeur, c’est lui qui contient les flags et les <text:span text:style-name="T2">structures des algorithmes classiques (if, else, while, …)</text:span></text:p>
      <text:p text:style-name="P5">- <text:span text:style-name="T2">SP (Stack Pointer) : Contient l’adresse du premier ( ?) element de la pile (stack) qui permet elle-meme de stocker des infos temporaires et vitales pour l’execution d’un programme.</text:span></text:p>
      <text:p text:style-name="P5"/>
      <text:p text:style-name="P7">Il existe deux grand type de mémoire :</text:p>
      <text:p text:style-name="P5"/>
      <text:p text:style-name="P7">- La mémoire en lecture seule (dite « morte ») :</text:p>
      <text:p text:style-name="P7"><text:tab/>Il en existe deux principales, la ROM (Read Only Memory) et la Flash (clefs USB, …), elle <text:tab/>permet de contenir des infos sur la durée, on ne peut usuellement que la lire, toutefois il <text:tab/>existe des protocoles particulier pour écrire dedans.</text:p>
      <text:p text:style-name="P11">- La mémoire « vive »</text:p>
      <text:p text:style-name="P11"><text:tab/>RAM (Random Access Memory) qui dispose de procédures pour la lecture/écriture, et qui <text:tab/>permet de stocker des valeurs importantes de façcon temporaire lors de l’execution d’un <text:tab/>programme, comme des variables. C’est elle qui contient la pile système (stack).</text:p>
      <text:p text:style-name="P6"/>
      <text:p text:style-name="P8"><draw:frame text:anchor-type="paragraph" draw:z-index="13" draw:name="Shape14" draw:style-name="gr14" draw:text-style-name="P28" svg:width="0.778in" svg:height="0.2961in" svg:x="5.7382in" svg:y="0.0984in"><draw:text-box><text:p>RAM</text:p></draw:text-box></draw:frame>Ainsi :</text:p>
      <text:p text:style-name="P8"><draw:custom-shape text:anchor-type="paragraph" draw:z-index="10" draw:name="Shape11" draw:style-name="gr11" draw:text-style-name="P26" svg:width="2.1051in" svg:height="1.2362in" svg:x="4.0339in" svg:y="0.1291in"><text:p/><draw:enhanced-geometry svg:viewBox="0 0 21600 21600" draw:type="rectangle" draw:enhanced-path="M 0 0 L 21600 0 21600 21600 0 21600 0 0 Z N"/></draw:custom-shape></text:p>
      <text:p text:style-name="P8"><draw:custom-shape text:anchor-type="paragraph" draw:z-index="8" draw:name="Shape9" draw:style-name="gr9" draw:text-style-name="P26" svg:width="1.9087in" svg:height="0.4921in" svg:x="0.2098in" svg:y="0.2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0" draw:style-name="gr10" draw:text-style-name="P26" svg:width="1.3433in" svg:height="0.6717in" svg:x="4.4354in" svg:y="0.2402in"><text:p/><draw:enhanced-geometry svg:viewBox="0 0 21600 21600" draw:type="rectangle" draw:enhanced-path="M 0 0 L 21600 0 21600 21600 0 21600 0 0 Z N"/></draw:custom-shape><draw:frame text:anchor-type="paragraph" draw:z-index="11" draw:name="Shape12" draw:style-name="gr12" draw:text-style-name="P30" svg:width="1.4661in" svg:height="0.3031in" svg:x="0.4472in" svg:y="0.4126in"><draw:text-box><text:p text:style-name="P29">Registre SP</text:p></draw:text-box></draw:frame><draw:frame text:anchor-type="paragraph" draw:z-index="12" draw:name="Shape13" draw:style-name="gr13" draw:text-style-name="P30" svg:width="0.9921in" svg:height="0.5323in" svg:x="4.5992in" svg:y="0.3799in"><draw:text-box><text:p text:style-name="P29">Pile sys.</text:p><text:p text:style-name="P29">[LIFO]</text:p></draw:text-box></draw:frame><draw:custom-shape text:anchor-type="paragraph" draw:z-index="14" draw:name="Shape15" draw:style-name="gr15" svg:width="2.1862in" svg:height="0.1807in" svg:x="2.2083in" svg:y="0.40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8"/>
      <text:p text:style-name="P8"/>
      <text:p text:style-name="P8"/>
      <text:p text:style-name="P8"/>
      <text:p text:style-name="P10"><text:soft-page-break/>SCHÉMA PROC</text:p>
      <text:p text:style-name="P9"><draw:custom-shape text:anchor-type="paragraph" draw:z-index="15" draw:name="Shape16" draw:style-name="gr16" draw:text-style-name="P31" svg:width="5.9012in" svg:height="3.498in" svg:x="0.4929in" svg:y="0.4508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draw:custom-shape text:anchor-type="paragraph" draw:z-index="16" draw:name="Shape17" draw:style-name="gr17" draw:text-style-name="P32" svg:width="1.0358in" svg:height="0.5394in" draw:transform="rotate (-3.13338960610542) translate (3.97847222222222in 3.331944444444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7" draw:name="Shape18" draw:style-name="gr18" draw:text-style-name="P32" svg:width="4.5197in" svg:height="1.1413in" svg:x="1.2138in" svg:y="0.94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8" draw:name="Shape19" draw:style-name="gr19" draw:text-style-name="P28" svg:width="0.6906in" svg:height="0.2705in" svg:x="3.2882in" svg:y="2.8835in"><draw:text-box><text:p>ALU</text:p></draw:text-box></draw:frame><draw:frame text:anchor-type="paragraph" draw:z-index="19" draw:name="Shape20" draw:style-name="gr20" draw:text-style-name="P28" svg:width="1.3516in" svg:height="0.2559in" svg:x="2.7752in" svg:y="1.0209in"><draw:text-box><text:p text:style-name="P29">Registres</text:p></draw:text-box></draw:frame><draw:custom-shape text:anchor-type="paragraph" draw:z-index="20" draw:name="Shape21" draw:style-name="gr21" draw:text-style-name="P33" svg:width="3.4087in" svg:height="0.4807in" svg:x="1.7693in" svg:y="1.3362in"><text:p/><draw:enhanced-geometry svg:viewBox="0 0 21600 21600" draw:type="rectangle" draw:enhanced-path="M 0 0 L 21600 0 21600 21600 0 21600 0 0 Z N"/></draw:custom-shape><draw:line text:anchor-type="paragraph" draw:z-index="21" draw:name="Shape22" draw:style-name="gr22" draw:text-style-name="P34" svg:x1="2.1752in" svg:y1="1.3362in" svg:x2="2.1752in" svg:y2="1.8169in"><text:p/></draw:line><draw:line text:anchor-type="paragraph" draw:z-index="22" draw:name="Shape23" draw:style-name="gr23" draw:text-style-name="P35" svg:x1="2.6102in" svg:y1="1.3362in" svg:x2="2.6102in" svg:y2="1.8169in"><text:p/></draw:line><draw:line text:anchor-type="paragraph" draw:z-index="23" draw:name="Shape24" draw:style-name="gr23" draw:text-style-name="P35" svg:x1="3.0457in" svg:y1="1.3362in" svg:x2="3.0457in" svg:y2="1.8169in"><text:p/></draw:line><draw:line text:anchor-type="paragraph" draw:z-index="24" draw:name="Shape25" draw:style-name="gr23" draw:text-style-name="P35" svg:x1="3.4516in" svg:y1="1.3362in" svg:x2="3.4516in" svg:y2="1.8169in"><text:p/></draw:line><draw:line text:anchor-type="paragraph" draw:z-index="25" draw:name="Shape26" draw:style-name="gr23" draw:text-style-name="P35" svg:x1="3.8717in" svg:y1="1.3362in" svg:x2="3.8717in" svg:y2="1.8169in"><text:p/></draw:line><draw:line text:anchor-type="paragraph" draw:z-index="26" draw:name="Shape27" draw:style-name="gr23" draw:text-style-name="P35" svg:x1="4.5173in" svg:y1="1.3362in" svg:x2="4.5173in" svg:y2="1.8169in"><text:p/></draw:line><draw:frame text:anchor-type="paragraph" draw:z-index="27" draw:name="Shape28" draw:style-name="gr24" draw:text-style-name="P36" svg:width="0.3157in" svg:height="0.1925in" svg:x="1.8598in" svg:y="1.4638in"><draw:text-box><text:p><text:span text:style-name="T11">PC</text:span></text:p></draw:text-box></draw:frame><draw:frame text:anchor-type="paragraph" draw:z-index="28" draw:name="Shape29" draw:style-name="gr24" draw:text-style-name="P36" svg:width="0.4807in" svg:height="0.1925in" svg:x="4.6075in" svg:y="1.472in"><draw:text-box><text:p><text:span text:style-name="T11">XPSR</text:span></text:p></draw:text-box></draw:frame><draw:frame text:anchor-type="paragraph" draw:z-index="29" draw:name="Shape30" draw:style-name="gr25" draw:text-style-name="P28" svg:width="0.3079in" svg:height="0.276in" svg:x="2.3028in" svg:y="1.4693in"><draw:text-box><text:p>LR</text:p></draw:text-box></draw:frame><draw:frame text:anchor-type="paragraph" draw:z-index="30" draw:name="Shape31" draw:style-name="gr26" draw:text-style-name="P28" svg:width="0.2969in" svg:height="0.2335in" svg:x="2.7in" svg:y="1.4807in"><draw:text-box><text:p>SP</text:p></draw:text-box></draw:frame><draw:frame text:anchor-type="paragraph" draw:z-index="31" draw:name="Shape32" draw:style-name="gr27" draw:text-style-name="P28" svg:width="0.2858in" svg:height="0.3843in" svg:x="3.1134in" svg:y="1.3846in"><draw:text-box><text:p text:style-name="P29">R</text:p><text:p text:style-name="P29">12</text:p></draw:text-box></draw:frame><draw:frame text:anchor-type="paragraph" draw:z-index="32" draw:name="Shape33" draw:style-name="gr28" draw:text-style-name="P28" svg:width="0.2122in" svg:height="0.2862in" svg:x="4.0992in" svg:y="1.4484in"><draw:text-box><text:p>...</text:p></draw:text-box></draw:frame><draw:frame text:anchor-type="paragraph" draw:z-index="33" draw:name="Shape34" draw:style-name="gr29" draw:text-style-name="P30" svg:width="0.4205in" svg:height="0.4106in" svg:x="3.4516in" svg:y="1.4063in"><draw:text-box><text:p text:style-name="P29">R</text:p><text:p text:style-name="P29">11</text:p></draw:text-box></draw:frame><draw:custom-shape text:anchor-type="paragraph" draw:z-index="34" draw:name="Shape35" draw:style-name="gr30" draw:text-style-name="P37" svg:width="0.1594in" svg:height="0.5303in" svg:x="3.389in" svg:y="2.169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5" draw:name="Shape36" draw:style-name="gr31" draw:text-style-name="P37" svg:width="0.2016in" svg:height="1.365in" draw:transform="rotate (-0.822922742315326) translate (4.80694444444444in 1.7465277777777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6" draw:name="Shape37" draw:style-name="gr32" draw:text-style-name="P33" svg:width="6.6217in" svg:height="4.6398in" svg:x="0.0429in" svg:y="5.078in"><text:p/><draw:enhanced-geometry svg:viewBox="0 0 21600 21600" draw:type="rectangle" draw:enhanced-path="M 0 0 L 21600 0 21600 21600 0 21600 0 0 Z N"/></draw:custom-shape><draw:custom-shape text:anchor-type="paragraph" draw:z-index="37" draw:name="Shape38" draw:style-name="gr33" draw:text-style-name="P33" svg:width="2.7024in" svg:height="3.9039in" svg:x="0.4783in" svg:y="5.4835in"><text:p/><draw:enhanced-geometry svg:viewBox="0 0 21600 21600" draw:type="rectangle" draw:enhanced-path="M 0 0 L 21600 0 21600 21600 0 21600 0 0 Z N"/></draw:custom-shape><draw:custom-shape text:anchor-type="paragraph" draw:z-index="38" draw:name="Shape39" draw:style-name="gr34" draw:text-style-name="P33" svg:width="2.7031in" svg:height="3.8748in" svg:x="3.6764in" svg:y="5.498in"><text:p/><draw:enhanced-geometry svg:viewBox="0 0 21600 21600" draw:type="rectangle" draw:enhanced-path="M 0 0 L 21600 0 21600 21600 0 21600 0 0 Z N"/></draw:custom-shape><draw:frame text:anchor-type="paragraph" draw:z-index="39" draw:name="Shape40" draw:style-name="gr19" draw:text-style-name="P28" svg:width="0.8559in" svg:height="0.2705in" svg:x="5.9138in" svg:y="4.8075in"><draw:text-box><text:p>MEMOIRE</text:p></draw:text-box></draw:frame><draw:custom-shape text:anchor-type="paragraph" draw:z-index="40" draw:name="Shape41" draw:style-name="gr35" draw:text-style-name="P33" svg:width="1.0516in" svg:height="1.2161in" svg:x="4.2319in" svg:y="5.9654in"><text:p/><draw:enhanced-geometry svg:viewBox="0 0 21600 21600" draw:type="rectangle" draw:enhanced-path="M 0 0 L 21600 0 21600 21600 0 21600 0 0 Z N"/></draw:custom-shape><draw:custom-shape text:anchor-type="paragraph" draw:z-index="41" draw:name="Shape42" draw:style-name="gr36" draw:text-style-name="P33" svg:width="1.0059in" svg:height="1.2012in" svg:x="4.2472in" svg:y="7.9484in"><text:p/><draw:enhanced-geometry svg:viewBox="0 0 21600 21600" draw:type="rectangle" draw:enhanced-path="M 0 0 L 21600 0 21600 21600 0 21600 0 0 Z N"/></draw:custom-shape><draw:line text:anchor-type="paragraph" draw:z-index="42" draw:name="Shape43" draw:style-name="gr37" draw:text-style-name="P35" svg:x1="4.7575in" svg:y1="7.348in" svg:x2="4.7575in" svg:y2="7.8433in"><text:p/></draw:line><draw:frame text:anchor-type="paragraph" draw:z-index="43" draw:name="Shape44" draw:style-name="gr24" draw:text-style-name="P36" svg:width="0.9016in" svg:height="0.1925in" svg:x="5.3728in" svg:y="9.0008in"><draw:text-box><text:p><text:span text:style-name="T11">0x0000000</text:span></text:p></draw:text-box></draw:frame><draw:frame text:anchor-type="paragraph" draw:z-index="44" draw:name="Shape45" draw:style-name="gr38" draw:text-style-name="P28" svg:width="0.8713in" svg:height="0.2252in" svg:x="5.3882in" svg:y="5.8937in"><draw:text-box><text:p>0x1FFFFFF</text:p></draw:text-box></draw:frame><draw:line text:anchor-type="paragraph" draw:z-index="45" draw:name="Shape46" draw:style-name="gr23" draw:text-style-name="P35" svg:x1="4.2472in" svg:y1="8.911in" svg:x2="5.2528in" svg:y2="8.911in"><text:p/></draw:line><draw:line text:anchor-type="paragraph" draw:z-index="46" draw:name="Shape47" draw:style-name="gr23" draw:text-style-name="P35" svg:x1="4.2472in" svg:y1="8.611in" svg:x2="5.2528in" svg:y2="8.611in"><text:p/></draw:line><draw:line text:anchor-type="paragraph" draw:z-index="47" draw:name="Shape48" draw:style-name="gr23" draw:text-style-name="P35" svg:x1="4.2472in" svg:y1="8.3256in" svg:x2="5.2528in" svg:y2="8.3409in"><text:p/></draw:line><draw:line text:anchor-type="paragraph" draw:z-index="48" draw:name="Shape49" draw:style-name="gr23" draw:text-style-name="P35" svg:x1="4.2472in" svg:y1="8.1161in" svg:x2="5.2528in" svg:y2="8.1161in"><text:p/></draw:line><draw:custom-shape text:anchor-type="paragraph" draw:z-index="49" draw:name="Shape50" draw:style-name="gr39" draw:text-style-name="P37" svg:width="1.0516in" svg:height="0.5858in" svg:x="4.2319in" svg:y="6.3898in"><text:p/><draw:enhanced-geometry svg:viewBox="0 0 21600 21600" draw:type="rectangle" draw:enhanced-path="M 0 0 L 21600 0 21600 21600 0 21600 0 0 Z N"/></draw:custom-shape><draw:line text:anchor-type="paragraph" draw:z-index="50" draw:name="Shape51" draw:style-name="gr40" draw:text-style-name="P38" svg:x1="4.2319in" svg:y1="6.1346in" svg:x2="5.2835in" svg:y2="6.1346in"><text:p/></draw:line><draw:frame text:anchor-type="paragraph" draw:z-index="51" draw:name="Shape52" draw:style-name="gr41" draw:text-style-name="P30" svg:width="1.0961in" svg:height="0.5724in" svg:x="5.2835in" svg:y="6.5098in"><draw:text-box><text:p text:style-name="P29">Mon programme</text:p></draw:text-box></draw:frame><draw:custom-shape text:anchor-type="paragraph" draw:z-index="52" draw:name="Shape53" draw:style-name="gr42" draw:text-style-name="P39" svg:width="1.0362in" svg:height="1.2768in" svg:x="0.9437in" svg:y="5.7909in"><text:p/><draw:enhanced-geometry svg:viewBox="0 0 21600 21600" draw:type="rectangle" draw:enhanced-path="M 0 0 L 21600 0 21600 21600 0 21600 0 0 Z N"/></draw:custom-shape><draw:custom-shape text:anchor-type="paragraph" draw:z-index="53" draw:name="Shape53" draw:style-name="gr42" draw:text-style-name="P39" svg:width="1.0362in" svg:height="1.2768in" svg:x="0.9291in" svg:y="7.7583in"><text:p/><draw:enhanced-geometry svg:viewBox="0 0 21600 21600" draw:type="rectangle" draw:enhanced-path="M 0 0 L 21600 0 21600 21600 0 21600 0 0 Z N"/></draw:custom-shape><draw:line text:anchor-type="paragraph" draw:z-index="54" draw:name="Shape54" draw:style-name="gr43" draw:text-style-name="P38" svg:x1="1.4244in" svg:y1="7.1736in" svg:x2="1.4244in" svg:y2="7.6543in"><text:p/></draw:line><draw:frame text:anchor-type="paragraph" draw:z-index="55" draw:name="Shape55" draw:style-name="gr44" draw:text-style-name="P28" svg:width="1.0213in" svg:height="0.1953in" svg:x="2.0846in" svg:y="8.9016in"><draw:text-box><text:p>0x2000000</text:p></draw:text-box></draw:frame><draw:frame text:anchor-type="paragraph" draw:z-index="56" draw:name="Shape56" draw:style-name="gr38" draw:text-style-name="P28" svg:width="0.976in" svg:height="0.2252in" svg:x="2.1in" svg:y="5.7189in"><draw:text-box><text:p>0x3FFFFFF</text:p></draw:text-box></draw:frame><draw:custom-shape text:anchor-type="paragraph" draw:z-index="57" draw:name="Shape57" draw:style-name="gr45" draw:text-style-name="P37" svg:width="1.0362in" svg:height="0.6012in" svg:x="0.9437in" svg:y="6.2445in"><text:p/><draw:enhanced-geometry svg:viewBox="0 0 21600 21600" draw:type="rectangle" draw:enhanced-path="M 0 0 L 21600 0 21600 21600 0 21600 0 0 Z N"/></draw:custom-shape><draw:custom-shape text:anchor-type="paragraph" draw:z-index="58" draw:name="Shape58" draw:style-name="gr45" draw:text-style-name="P37" svg:width="1.0362in" svg:height="0.6012in" svg:x="0.9291in" svg:y="8.061in"><text:p/><draw:enhanced-geometry svg:viewBox="0 0 21600 21600" draw:type="rectangle" draw:enhanced-path="M 0 0 L 21600 0 21600 21600 0 21600 0 0 Z N"/></draw:custom-shape><draw:line text:anchor-type="paragraph" draw:z-index="59" draw:name="Shape59" draw:style-name="gr40" draw:text-style-name="P38" svg:x1="0.9291in" svg:y1="8.8417in" svg:x2="1.9654in" svg:y2="8.8417in"><text:p/></draw:line><draw:line text:anchor-type="paragraph" draw:z-index="60" draw:name="Shape60" draw:style-name="gr40" draw:text-style-name="P38" svg:x1="0.9291in" svg:y1="7.8957in" svg:x2="1.9654in" svg:y2="7.8957in"><text:p/></draw:line><draw:line text:anchor-type="paragraph" draw:z-index="61" draw:name="Shape61" draw:style-name="gr40" draw:text-style-name="P38" svg:x1="0.9437in" svg:y1="5.989in" svg:x2="1.9799in" svg:y2="5.989in"><text:p/></draw:line><draw:frame text:anchor-type="paragraph" draw:z-index="62" draw:name="Shape62" draw:style-name="gr46" draw:text-style-name="P28" svg:width="1.3516in" svg:height="0.2657in" svg:x="5.3134in" svg:y="9.372in"><draw:text-box><text:p>ROM / FLASH</text:p></draw:text-box></draw:frame><draw:frame text:anchor-type="paragraph" draw:z-index="63" draw:name="Shape63" draw:style-name="gr47" draw:text-style-name="P28" svg:width="2.0268in" svg:height="0.2217in" svg:x="0.4783in" svg:y="9.3866in"><draw:text-box><text:p>RAM</text:p></draw:text-box></draw:frame><draw:frame text:anchor-type="paragraph" draw:z-index="64" draw:name="Shape64" draw:style-name="gr19" draw:text-style-name="P30" svg:width="0.9307in" svg:height="0.2705in" svg:x="2.1in" svg:y="6.6063in"><draw:text-box><text:p text:style-name="P29">Mes variables</text:p></draw:text-box></draw:frame><draw:frame text:anchor-type="paragraph" draw:z-index="65" draw:name="Shape65" draw:style-name="gr48" draw:text-style-name="P28" svg:width="0.9913in" svg:height="0.3012in" svg:x="2.1146in" svg:y="8.3634in"><draw:text-box><text:p>Stack</text:p></draw:text-box></draw:frame><draw:line text:anchor-type="paragraph" draw:z-index="66" draw:name="Shape66" draw:style-name="gr49" draw:text-style-name="P38" svg:x1="2.0098in" svg:y1="1.8165in" svg:x2="1.4543in" svg:y2="5.5563in"><text:p/></draw:line><draw:line text:anchor-type="paragraph" draw:z-index="67" draw:name="Shape67" draw:style-name="gr49" draw:text-style-name="P38" svg:x1="2.8654in" svg:y1="1.8165in" svg:x2="1.7846in" svg:y2="8.2591in"><text:p/></draw:line><draw:custom-shape text:anchor-type="paragraph" draw:z-index="68" draw:name="Shape68" draw:style-name="gr50" draw:text-style-name="P40" svg:width="0.1953in" svg:height="0.5634in" svg:x="4.0366in" svg:y="6.4118in"><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69" draw:name="Shape69" draw:style-name="gr49" draw:text-style-name="P38" svg:x1="4.0366in" svg:y1="6.728in" svg:x2="3.4811in" svg:y2="3.1535in"><text:p/></draw:line><draw:line text:anchor-type="paragraph" draw:z-index="70" draw:name="Shape70" draw:style-name="gr51" draw:text-style-name="P38" svg:x1="2.0098in" svg:y1="1.8165in" svg:x2="4.2319in" svg:y2="6.2921in"><text:p/></draw:line><draw:frame text:anchor-type="paragraph" draw:z-index="71" draw:name="Shape71" draw:style-name="gr44" draw:text-style-name="P28" svg:width="1.1567in" svg:height="0.1953in" svg:x="4.3972in" svg:y="0.1811in"><draw:text-box><text:p>Coeur du proc</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Les grandes familles de proc.</text:p>
      <text:p text:style-name="P12"/>
      <text:p text:style-name="P12">- <text:span text:style-name="T3">les <text:s/></text:span><text:span text:style-name="T4">microprocesseurs </text:span><text:span text:style-name="T3">: Ils disposent d’une importantes puissances de calcul, et sont capables de réaliser des instructions complexes. Ils ne sont pas adaptés aux technologies embarquées. Le leader du marché est Intel.</text:span></text:p>
      <text:p text:style-name="P12"/>
      <text:p text:style-name="P12">- <text:span text:style-name="T3">Les </text:span><text:span text:style-name="T4">DSP</text:span><text:span text:style-name="T3"> (</text:span><text:span text:style-name="T4">D</text:span><text:span text:style-name="T3">igital </text:span><text:span text:style-name="T4">S</text:span><text:span text:style-name="T3">ignal </text:span><text:span text:style-name="T4">P</text:span><text:span text:style-name="T3">rocessing) : Ils disposent d’un traitement rapide en integrant le parallelisme de calcul au niveau de l’ALU. Leurs I/O sont analogiques, et par conséquent très adaptés aux traitements de l’image et du son. Texas Instruments est le constructeur de DSP le plus connu du marché.</text:span></text:p>
      <text:p text:style-name="P12"/>
      <text:p text:style-name="P12">- <text:span text:style-name="T3">Les </text:span><text:span text:style-name="T4">microcontrolleurs </text:span><text:span text:style-name="T3">: Ils sont moins puissant que les microprocesseurs mais ils sont plus adaptés pour les technologies embarquées. Certains integrent un FPU disposant ainsi d’une grande capacité de calcul. Un microprocesseur intégre un certain nombre de module au sein du même chip(SoC) : son coeur (ALU + Registres), la memoire morte et vive ainsi que plusieurs unités periphériques : I/O Digitales, DAC, ADC, timers, communication seriel (UART, CAN, I2C, SPI, USB, …). De plus les µC ne consomme que très peu.</text:span></text:p>
      <text:p text:style-name="P13">Les plus gros fabricant de µC ARM sont STMicroelectronics et NXP. <text:span text:style-name="T6">Il existe aussi les architectures MicroChip (PIC) et Atmel (AVR ⇒ Arduino) sur le marché, toutefois ARM est équipé sur 90 % des smartphones.</text:span></text:p>
      <text:p text:style-name="P13"/>
      <text:p text:style-name="P13">- <text:span text:style-name="T6">Les </text:span><text:span text:style-name="T5">FPGA</text:span><text:span text:style-name="T6"> (</text:span><text:span text:style-name="T5">F</text:span><text:span text:style-name="T6">ield </text:span><text:span text:style-name="T5">P</text:span><text:span text:style-name="T6">rogrammable </text:span><text:span text:style-name="T5">G</text:span><text:span text:style-name="T6">ate </text:span><text:span text:style-name="T5">A</text:span><text:span text:style-name="T6">rray) : Ils ne sont techniquement pas des processeurs, mais des circuits logiques programmables (plus reconfigurable). On peut les (re)configurer au niveau du hardware avec des « langages » ultras bas niveau tels que le VHDL ou le Verilog.</text:span></text:p>
      <text:p text:style-name="P13"/>
      <text:p text:style-name="P14"/>
      <text:p text:style-name="P15">Architecture ARM – Stm32F10x</text:p>
      <text:p text:style-name="P15"/>
      <text:p text:style-name="P16">C’est une architecture de type Harvard, c’est-à-dire qu’il existe une séparation physique entre la mémoire de code et la mémoire utilisée pour les datas. Depuis 2014, ARM propose une architecture V8 de 64 bits contre la V7 de 32 bits.</text:p>
      <text:p text:style-name="P16"/>
      <text:p text:style-name="P16">La V7 dispose de 17 registres :</text:p>
      <text:p text:style-name="P16"/>
      <text:p text:style-name="P16">- Les registres généraux : de R0 à R12,</text:p>
      <text:p text:style-name="P16">- Le registre « pointeur de pile » : SP (ou R13),</text:p>
      <text:p text:style-name="P16">- Le registre « de lien » : LR(ou R14),</text:p>
      <text:p text:style-name="P16">- Le registre « pointeur de programme » : PC (ou R15),</text:p>
      <text:p text:style-name="P16">- Le registre de statut : xPSR (se declinant en 3 sous registres : APSR, EPSR, IPSR)</text:p>
      <text:p text:style-name="P16"/>
      <text:p text:style-name="P16">Il existe également 4 registres spéciaux : </text:p>
      <text:p text:style-name="P16"/>
      <text:p text:style-name="P16">- PRIM, FAULTMASK, BASEPRI : servant à la gestion des exceptions.</text:p>
      <text:p text:style-name="P16">- CONTROL : qui gère les niveaux de privilège.</text:p>
      <text:p text:style-name="P16"/>
      <text:p text:style-name="P16">L’ALU est basée sur RISC, elle execute donc les opérations pour lesquelles elle est conçue, les principales sont :</text:p>
      <text:p text:style-name="P16"/>
      <text:p text:style-name="P16">- Arithmetiques simple sur des entiers : additions/soustractions, multiplications/<text:span text:style-name="T7">divisions</text:span></text:p>
      <text:p text:style-name="P16">- <text:span text:style-name="T7">Opérations logiques diverses (comparaisons, ET/OU, …)</text:span></text:p>
      <text:p text:style-name="P16"/>
      <text:p text:style-name="P17">L’ALU met à jour les flags (ou fanions) contenus dans le registre xPSR</text:p>
      <text:p text:style-name="P17"><text:soft-page-break/>VOC. OC : fanions = flags ; mnémoniques = instructions (ASM)</text:p>
      <text:p text:style-name="P17"/>
      <text:p text:style-name="P17">En architecture ARM, les mnémoniques ne modifie pas systématiquement les flags (fanions), l’ajout d’un suffixe ‘S’ sera requis, ainsi :</text:p>
      <text:p text:style-name="P17"><text:tab/>ADD<text:tab/><text:tab/>R1,R0 → R0 + R1 sans modification de flag</text:p>
      <text:p text:style-name="P17"><text:tab/>ADDS<text:tab/><text:tab/>R1,R0 → R0 + R1 avec modification de flag</text:p>
      <text:p text:style-name="P17"/>
      <text:p text:style-name="P17">Les flags sont au nombre de 5 :</text:p>
      <text:p text:style-name="P17">- C (Carry) : « retenue » lors d’un calcul sur un unsigned (et signed ?). Si C == 1, il y a débordement.</text:p>
      <text:p text:style-name="P17">- <text:span text:style-name="T8">Z (Zero) : Z == 1 si l’instruction donne 0.</text:span></text:p>
      <text:p text:style-name="P17">- <text:span text:style-name="T8">N (Negative) : Lit le poids fort, si N == 1, la valeur est négative, sinon elle est positive (N == 0).</text:span></text:p>
      <text:p text:style-name="P17">- <text:span text:style-name="T8">V (oVerflow) : Si V == 1, il y a débordement (overflow). Exemple : Si un signed char &gt; 127.</text:span></text:p>
      <text:p text:style-name="P17">- <text:span text:style-name="T8">Q (saturation flag) : Il existe deux instruction particulière, USAT et SSAT qui sature le registre, ainsi Q == 1.</text:span></text:p>
      <text:p text:style-name="P17"/>
      <text:p text:style-name="P17"/>
      <text:p text:style-name="P18">Opérandes et accès mémoire</text:p>
      <text:p text:style-name="P19"/>
      <text:p text:style-name="P20">Les mnémoniques sont des instructions en assembleur (ASM), qui se construisent de la façon suivante :</text:p>
      <text:p text:style-name="P20"/>
      <text:p text:style-name="P20">INSTR<text:tab/><text:tab/>Op1, Op2<text:tab/><text:tab/><text:tab/>↔<text:tab/>Op1 = Instr(Op1, Op2)</text:p>
      <text:p text:style-name="P20">INSTR<text:tab/><text:tab/>Op1, Op2, Op3<text:tab/><text:tab/>↔ <text:tab/>Op1 = Instr(Op2, Op3)</text:p>
      <text:p text:style-name="P20"/>
      <text:p text:style-name="P20"><text:s text:c="2"/>« INSTR Op1, Op2(, Op3) » correspond ainsi à une instruction type en ASM, le mot clef « INSTR » correspondra à l’opération cela peut être une addition(ADD), une soustraction(SUB), … <text:s/>« Op1, Op2, Op3 » correspond à ce que l’on appelle une « Opérande » en ASM, qui pourrait s’assimiler à des arguments pour INSTR dans un langage plus haut niveau.</text:p>
      <text:p text:style-name="P20"/>
      <text:p text:style-name="P20">Il existe trois types d’opérandes distincts :</text:p>
      <text:p text:style-name="P20"/>
      <text:p text:style-name="P20">- Des registres : La plupart du temps il s’agira de registres généraux (R0-R12)</text:p>
      <text:p text:style-name="P20"><text:tab/><text:span text:style-name="T9">ex. : « SUBS<text:tab/>R4, R2, R5 » ↔ R4 = R2 – R5</text:span></text:p>
      <text:p text:style-name="P20"/>
      <text:p text:style-name="P21">- <text:span text:style-name="T9">Des valeurs immédiates en hexadécimal :</text:span></text:p>
      <text:p text:style-name="P22"><text:tab/>ex. : « ORR<text:tab/>R11, #0x3C » ↔ OU(ORR) logique entre le contenu de R11 et la valeur <text:tab/>hexadécimal 3C </text:p>
      <text:p text:style-name="P21"/>
      <text:p text:style-name="P21">- <text:span text:style-name="T9">Adresse mémoire par indirection : Elle sera stocké de manière indirect dans un registre.</text:span></text:p>
      <text:p text:style-name="P21"><text:tab/><text:span text:style-name="T9">ex. : [SP] ↔ pointe sur la pile système.</text:span></text:p>
      <text:p text:style-name="P21"/>
      <text:p text:style-name="P21"/>
      <text:p text:style-name="P23">Opérande immédiat :</text:p>
      <text:p text:style-name="P23"/>
      <text:p text:style-name="P24">La valeur est stocké dans l’instruction elle même. ex. : 1C40 <text:span text:style-name="T10">(correspondant à l’instruction ASM « ADDS R0, R0, #1 » : 0001110 (7 bits) ⇒ ADDS ; #1 ↔ #0x01 ⇐ 1 (1 bit), 0 (1 bit) ⇒ <text:s/>R0 fois 2. On a donc une istruction codée sur 16 bits (2 octets) ⇒ 0001110 001 000 000, soit 1(0001), C(1100), 4 (0100), 0 (0000) en hexadécimal).</text:span></text:p>
      <text:p text:style-name="P25">Quand il n’est pas possible d’utiliser des opérandes immediates, comme avec des valeurs codées sur 32 bits, on utilise un espace de stockage appelé « literal pool » qui confere un acces memoire supplément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0:04:56.829858571</meta:creation-date>
    <dc:date>2018-07-28T21:55:19.764676342</dc:date>
    <meta:editing-duration>PT1H35M54S</meta:editing-duration>
    <meta:editing-cycles>14</meta:editing-cycles>
    <meta:generator>LibreOffice/5.4.6.2$MacOSX_X86_64 LibreOffice_project/4014ce260a04f1026ba855d3b8d91541c224eab8</meta:generator>
    <meta:document-statistic meta:table-count="0" meta:image-count="0" meta:object-count="0" meta:page-count="4" meta:paragraph-count="65" meta:word-count="1217" meta:character-count="6935" meta:non-whitespace-character-count="5753"/>
  </office:meta>
</office:document-meta>
</file>